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9" style:family="table-column">
      <style:table-column-properties fo:break-before="auto" style:column-width="1.245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18:RESULTS.A19 RESULTS.B18:RESULTS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18:RESULTS.A19 RESULTS.C18:RESULTS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31"/>
        <table:table-column table:style-name="co13" table:default-cell-style-name="Default"/>
        <table:table-column table:style-name="co6" table:default-cell-style-name="Default"/>
        <table:table-column table:style-name="co12" table:default-cell-style-name="ce31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31"/>
        <table:table-column table:style-name="co19" table:default-cell-style-name="ce31"/>
        <table:table-column table:style-name="co18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6" office:value-type="string" calcext:value-type="string" table:number-columns-spanned="21" table:number-rows-spanned="1">
            <text:p>Relative improvement over the best result of heuristics averaged over 22 instance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bier127</text:p>
          </table:table-cell>
          <table:table-cell table:style-name="ce19" office:value-type="string" calcext:value-type="string">
            <text:p>ch130</text:p>
          </table:table-cell>
          <table:table-cell table:style-name="ce23" office:value-type="string" calcext:value-type="string">
            <text:p>ch150</text:p>
          </table:table-cell>
          <table:table-cell table:style-name="ce19" office:value-type="string" calcext:value-type="string">
            <text:p>d198</text:p>
          </table:table-cell>
          <table:table-cell table:style-name="ce19" office:value-type="string" calcext:value-type="string">
            <text:p>eil101</text:p>
          </table:table-cell>
          <table:table-cell table:style-name="ce19" office:value-type="string" calcext:value-type="string">
            <text:p>gr120</text:p>
          </table:table-cell>
          <table:table-cell table:style-name="ce19" office:value-type="string" calcext:value-type="string">
            <text:p>gr137</text:p>
          </table:table-cell>
          <table:table-cell table:style-name="ce19" office:value-type="string" calcext:value-type="string">
            <text:p>kroA100</text:p>
          </table:table-cell>
          <table:table-cell table:style-name="ce23" office:value-type="string" calcext:value-type="string">
            <text:p>kroA150</text:p>
          </table:table-cell>
          <table:table-cell table:style-name="ce19" office:value-type="string" calcext:value-type="string">
            <text:p>kroB100</text:p>
          </table:table-cell>
          <table:table-cell table:style-name="ce19" office:value-type="string" calcext:value-type="string">
            <text:p>kroB150</text:p>
          </table:table-cell>
          <table:table-cell table:style-name="ce23" office:value-type="string" calcext:value-type="string">
            <text:p>kroC100</text:p>
          </table:table-cell>
          <table:table-cell table:style-name="ce19" office:value-type="string" calcext:value-type="string">
            <text:p>kroD100</text:p>
          </table:table-cell>
          <table:table-cell table:style-name="ce19" office:value-type="string" calcext:value-type="string">
            <text:p>kroE100</text:p>
          </table:table-cell>
          <table:table-cell table:style-name="ce19" office:value-type="string" calcext:value-type="string">
            <text:p>lin105</text:p>
          </table:table-cell>
          <table:table-cell table:style-name="ce19" office:value-type="string" calcext:value-type="string">
            <text:p>pr107</text:p>
          </table:table-cell>
          <table:table-cell table:style-name="ce19" office:value-type="string" calcext:value-type="string">
            <text:p>pr124</text:p>
          </table:table-cell>
          <table:table-cell table:style-name="ce19" office:value-type="string" calcext:value-type="string">
            <text:p>pr136</text:p>
          </table:table-cell>
          <table:table-cell table:style-name="ce19" office:value-type="string" calcext:value-type="string">
            <text:p>pr144</text:p>
          </table:table-cell>
          <table:table-cell table:style-name="ce19" office:value-type="string" calcext:value-type="string">
            <text:p>pr152</text:p>
          </table:table-cell>
          <table:table-cell table:style-name="ce19" office:value-type="string" calcext:value-type="string">
            <text:p>rat195</text:p>
          </table:table-cell>
          <table:table-cell table:style-name="ce19" office:value-type="string" calcext:value-type="string">
            <text:p>rd100</text:p>
          </table:table-cell>
          <table:table-cell table:style-name="ce19" office:value-type="string" calcext:value-type="string">
            <text:p>si175</text:p>
          </table:table-cell>
          <table:table-cell table:style-name="ce19" office:value-type="string" calcext:value-type="string">
            <text:p>u159</text:p>
          </table:table-cell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/>
          <table:table-cell table:style-name="ce22" office:value-type="float" office:value="6110.86094968039" calcext:value-type="float">
            <text:p>6110.86094968039</text:p>
          </table:table-cell>
          <table:table-cell table:style-name="ce26" office:value-type="float" office:value="6532.28093314576" calcext:value-type="float">
            <text:p>6532.28093314576</text:p>
          </table:table-cell>
          <table:table-cell table:style-name="ce19"/>
          <table:table-cell table:style-name="ce22" office:value-type="float" office:value="642.309535790602" calcext:value-type="float">
            <text:p>642.309535790602</text:p>
          </table:table-cell>
          <table:table-cell table:style-name="ce22" office:value-type="float" office:value="6942" calcext:value-type="float">
            <text:p>6942</text:p>
          </table:table-cell>
          <table:table-cell table:style-name="ce19"/>
          <table:table-cell table:style-name="ce22" office:value-type="float" office:value="21285.4431815711" calcext:value-type="float">
            <text:p>21285.4431815711</text:p>
          </table:table-cell>
          <table:table-cell table:style-name="ce23"/>
          <table:table-cell table:style-name="ce19" table:number-columns-repeated="2"/>
          <table:table-cell table:style-name="ce26" office:value-type="float" office:value="20750.7625036875" calcext:value-type="float">
            <text:p>20750.7625036875</text:p>
          </table:table-cell>
          <table:table-cell table:style-name="ce22" office:value-type="float" office:value="21294.2908214904" calcext:value-type="float">
            <text:p>21294.2908214904</text:p>
          </table:table-cell>
          <table:table-cell table:style-name="ce19"/>
          <table:table-cell table:style-name="ce22" office:value-type="float" office:value="14382.9959334512" calcext:value-type="float">
            <text:p>14382.9959334512</text:p>
          </table:table-cell>
          <table:table-cell table:style-name="ce19" table:number-columns-repeated="6"/>
          <table:table-cell table:style-name="ce22" office:value-type="float" office:value="7910.39621021501" calcext:value-type="float">
            <text:p>7910.39621021501</text:p>
          </table:table-cell>
          <table:table-cell table:style-name="ce19" table:number-columns-repeated="2"/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office:value-type="float" office:value="122527.859093309" calcext:value-type="float">
            <text:p>122527.859093309</text:p>
          </table:table-cell>
          <table:table-cell office:value-type="float" office:value="6290.35582656011" calcext:value-type="float">
            <text:p>6290.35582656011</text:p>
          </table:table-cell>
          <table:table-cell table:style-name="Default" office:value-type="float" office:value="6753.34509089076" calcext:value-type="float">
            <text:p>6753.34509089076</text:p>
          </table:table-cell>
          <table:table-cell office:value-type="float" office:value="16084.461275953" calcext:value-type="float">
            <text:p>16084.461275953</text:p>
          </table:table-cell>
          <table:table-cell office:value-type="float" office:value="665.185957401641" calcext:value-type="float">
            <text:p>665.185957401641</text:p>
          </table:table-cell>
          <table:table-cell office:value-type="float" office:value="7155" calcext:value-type="float">
            <text:p>7155</text:p>
          </table:table-cell>
          <table:table-cell office:value-type="float" office:value="71496.4462589178" calcext:value-type="float">
            <text:p>71496.4462589178</text:p>
          </table:table-cell>
          <table:table-cell office:value-type="float" office:value="21630.3357524438" calcext:value-type="float">
            <text:p>21630.3357524438</text:p>
          </table:table-cell>
          <table:table-cell table:style-name="Default" office:value-type="float" office:value="27299.2361758235" calcext:value-type="float">
            <text:p>27299.2361758235</text:p>
          </table:table-cell>
          <table:table-cell office:value-type="float" office:value="22690.9705308375" calcext:value-type="float">
            <text:p>22690.9705308375</text:p>
          </table:table-cell>
          <table:table-cell office:value-type="float" office:value="26702.6255271639" calcext:value-type="float">
            <text:p>26702.6255271639</text:p>
          </table:table-cell>
          <table:table-cell table:style-name="ce23" office:value-type="float" office:value="20926.3524874931" calcext:value-type="float">
            <text:p>20926.3524874931</text:p>
          </table:table-cell>
          <table:table-cell office:value-type="float" office:value="21684.3979839534" calcext:value-type="float">
            <text:p>21684.3979839534</text:p>
          </table:table-cell>
          <table:table-cell office:value-type="float" office:value="22499.5302828636" calcext:value-type="float">
            <text:p>22499.5302828636</text:p>
          </table:table-cell>
          <table:table-cell table:style-name="ce19" office:value-type="float" office:value="14626.4222722864" calcext:value-type="float">
            <text:p>14626.4222722864</text:p>
          </table:table-cell>
          <table:table-cell office:value-type="float" office:value="45072.168108085" calcext:value-type="float">
            <text:p>45072.168108085</text:p>
          </table:table-cell>
          <table:table-cell office:value-type="float" office:value="59936.5348678197" calcext:value-type="float">
            <text:p>59936.5348678197</text:p>
          </table:table-cell>
          <table:table-cell office:value-type="float" office:value="101820.559181615" calcext:value-type="float">
            <text:p>101820.559181615</text:p>
          </table:table-cell>
          <table:table-cell office:value-type="float" office:value="59334.5004365251" calcext:value-type="float">
            <text:p>59334.5004365251</text:p>
          </table:table-cell>
          <table:table-cell table:style-name="Default" office:value-type="float" office:value="73840.6639992032" calcext:value-type="float">
            <text:p>73840.6639992032</text:p>
          </table:table-cell>
          <table:table-cell table:style-name="Default" office:value-type="float" office:value="2520.96473011101" calcext:value-type="float">
            <text:p>2520.96473011101</text:p>
          </table:table-cell>
          <table:table-cell table:style-name="ce19" office:value-type="float" office:value="8115.63423178532" calcext:value-type="float">
            <text:p>8115.63423178532</text:p>
          </table:table-cell>
          <table:table-cell office:value-type="float" office:value="21683" calcext:value-type="float">
            <text:p>21683</text:p>
          </table:table-cell>
          <table:table-cell office:value-type="float" office:value="44426.5104279153" calcext:value-type="float">
            <text:p>44426.5104279153</text:p>
          </table:table-cell>
          <table:table-cell table:style-name="ce131" table:number-columns-repeated="30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2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2"/>
          <table:table-cell table:style-name="ce131" table:number-columns-repeated="30"/>
          <table:table-cell table:number-columns-repeated="6"/>
        </table:table-row>
        <table:table-row table:style-name="ro6">
          <table:table-cell table:style-name="ce4" table:number-columns-repeated="3"/>
          <table:table-cell table:style-name="ce18" office:value-type="string" calcext:value-type="string" table:number-columns-spanned="21" table:number-rows-spanned="1">
            <text:p>Absolute values</text:p>
          </table:table-cell>
          <table:covered-table-cell table:style-name="ce4"/>
          <table:covered-table-cell table:style-name="ce24"/>
          <table:covered-table-cell table:number-columns-repeated="5" table:style-name="ce4"/>
          <table:covered-table-cell table:style-name="ce24"/>
          <table:covered-table-cell table:number-columns-repeated="2" table:style-name="ce4"/>
          <table:covered-table-cell table:style-name="ce24"/>
          <table:covered-table-cell table:number-columns-repeated="7" table:style-name="ce4"/>
          <table:covered-table-cell table:number-columns-repeated="2" table:style-name="ce24"/>
          <table:table-cell table:style-name="ce61"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number-columns-repeated="2"/>
          <table:table-cell office:value-type="float" office:value="120222.340384814" calcext:value-type="float">
            <text:p>120222.340384814</text:p>
          </table:table-cell>
          <table:table-cell office:value-type="float" office:value="6246.53978860027" calcext:value-type="float">
            <text:p>6246.53978860027</text:p>
          </table:table-cell>
          <table:table-cell table:style-name="Default" office:value-type="float" office:value="6662.74535724308" calcext:value-type="float">
            <text:p>6662.74535724308</text:p>
          </table:table-cell>
          <table:table-cell office:value-type="float" office:value="16032.2901232424" calcext:value-type="float">
            <text:p>16032.2901232424</text:p>
          </table:table-cell>
          <table:table-cell office:value-type="float" office:value="654.622055656375" calcext:value-type="float">
            <text:p>654.622055656375</text:p>
          </table:table-cell>
          <table:table-cell office:value-type="float" office:value="7059.33333333333" calcext:value-type="float">
            <text:p>7059.33333333333</text:p>
          </table:table-cell>
          <table:table-cell office:value-type="float" office:value="71029.9118757825" calcext:value-type="float">
            <text:p>71029.9118757825</text:p>
          </table:table-cell>
          <table:table-cell office:value-type="float" office:value="21406.1640952992" calcext:value-type="float">
            <text:p>21406.1640952992</text:p>
          </table:table-cell>
          <table:table-cell table:style-name="Default" office:value-type="float" office:value="26776.9510422248" calcext:value-type="float">
            <text:p>26776.9510422248</text:p>
          </table:table-cell>
          <table:table-cell office:value-type="float" office:value="22510.7196537658" calcext:value-type="float">
            <text:p>22510.7196537658</text:p>
          </table:table-cell>
          <table:table-cell office:value-type="float" office:value="26223.9153904179" calcext:value-type="float">
            <text:p>26223.9153904179</text:p>
          </table:table-cell>
          <table:table-cell table:style-name="Default" office:value-type="float" office:value="20852.2784785994" calcext:value-type="float">
            <text:p>20852.2784785994</text:p>
          </table:table-cell>
          <table:table-cell office:value-type="float" office:value="21454.6579240408" calcext:value-type="float">
            <text:p>21454.6579240408</text:p>
          </table:table-cell>
          <table:table-cell office:value-type="float" office:value="22342.7002026387" calcext:value-type="float">
            <text:p>22342.7002026387</text:p>
          </table:table-cell>
          <table:table-cell office:value-type="float" office:value="14492.8432886243" calcext:value-type="float">
            <text:p>14492.8432886243</text:p>
          </table:table-cell>
          <table:table-cell office:value-type="float" office:value="44557.8796655597" calcext:value-type="float">
            <text:p>44557.8796655597</text:p>
          </table:table-cell>
          <table:table-cell office:value-type="float" office:value="59285.0407160214" calcext:value-type="float">
            <text:p>59285.0407160214</text:p>
          </table:table-cell>
          <table:table-cell office:value-type="float" office:value="101267.13840866" calcext:value-type="float">
            <text:p>101267.13840866</text:p>
          </table:table-cell>
          <table:table-cell office:value-type="float" office:value="58755.0207324566" calcext:value-type="float">
            <text:p>58755.0207324566</text:p>
          </table:table-cell>
          <table:table-cell table:style-name="Default" office:value-type="float" office:value="73821.2500331341" calcext:value-type="float">
            <text:p>73821.2500331341</text:p>
          </table:table-cell>
          <table:table-cell table:style-name="Default" office:value-type="float" office:value="2475.06133197322" calcext:value-type="float">
            <text:p>2475.06133197322</text:p>
          </table:table-cell>
          <table:table-cell office:value-type="float" office:value="7961.17648095508" calcext:value-type="float">
            <text:p>7961.17648095508</text:p>
          </table:table-cell>
          <table:table-cell office:value-type="float" office:value="21535.6666666667" calcext:value-type="float">
            <text:p>21535.6666666667</text:p>
          </table:table-cell>
          <table:table-cell office:value-type="float" office:value="43651.1282169384" calcext:value-type="float">
            <text:p>43651.1282169384</text:p>
          </table:table-cell>
          <table:table-cell table:number-columns-repeated="36"/>
        </table:table-row>
        <table:table-row table:style-name="ro5">
          <table:table-cell table:style-name="ce5" office:value-type="string" calcext:value-type="string">
            <text:p>size factor = 5, m = 5%</text:p>
          </table:table-cell>
          <table:table-cell table:style-name="ce10" table:number-columns-repeated="2"/>
          <table:table-cell office:value-type="float" office:value="120222.340384814" calcext:value-type="float">
            <text:p>120222.340384814</text:p>
          </table:table-cell>
          <table:table-cell office:value-type="float" office:value="6244.71359611939" calcext:value-type="float">
            <text:p>6244.71359611939</text:p>
          </table:table-cell>
          <table:table-cell table:style-name="Default" office:value-type="float" office:value="6663.41819090442" calcext:value-type="float">
            <text:p>6663.41819090442</text:p>
          </table:table-cell>
          <table:table-cell office:value-type="float" office:value="16022.9196629097" calcext:value-type="float">
            <text:p>16022.9196629097</text:p>
          </table:table-cell>
          <table:table-cell office:value-type="float" office:value="655.360288677477" calcext:value-type="float">
            <text:p>655.360288677477</text:p>
          </table:table-cell>
          <table:table-cell office:value-type="float" office:value="7079.33333333333" calcext:value-type="float">
            <text:p>7079.33333333333</text:p>
          </table:table-cell>
          <table:table-cell office:value-type="float" office:value="71178.8563244678" calcext:value-type="float">
            <text:p>71178.8563244678</text:p>
          </table:table-cell>
          <table:table-cell office:value-type="float" office:value="21393.7329637772" calcext:value-type="float">
            <text:p>21393.7329637772</text:p>
          </table:table-cell>
          <table:table-cell table:style-name="Default" office:value-type="float" office:value="26811.5988857726" calcext:value-type="float">
            <text:p>26811.5988857726</text:p>
          </table:table-cell>
          <table:table-cell office:value-type="float" office:value="22437.0135097699" calcext:value-type="float">
            <text:p>22437.0135097699</text:p>
          </table:table-cell>
          <table:table-cell office:value-type="float" office:value="26252.911940579" calcext:value-type="float">
            <text:p>26252.911940579</text:p>
          </table:table-cell>
          <table:table-cell table:style-name="Default" office:value-type="float" office:value="20852.2784785994" calcext:value-type="float">
            <text:p>20852.2784785994</text:p>
          </table:table-cell>
          <table:table-cell office:value-type="float" office:value="21466.6337472212" calcext:value-type="float">
            <text:p>21466.6337472212</text:p>
          </table:table-cell>
          <table:table-cell office:value-type="float" office:value="22295.748144476" calcext:value-type="float">
            <text:p>22295.748144476</text:p>
          </table:table-cell>
          <table:table-cell office:value-type="float" office:value="14521.7360311001" calcext:value-type="float">
            <text:p>14521.7360311001</text:p>
          </table:table-cell>
          <table:table-cell office:value-type="float" office:value="44496.0647446281" calcext:value-type="float">
            <text:p>44496.0647446281</text:p>
          </table:table-cell>
          <table:table-cell office:value-type="float" office:value="59412.1932225413" calcext:value-type="float">
            <text:p>59412.1932225413</text:p>
          </table:table-cell>
          <table:table-cell office:value-type="float" office:value="99988.603615366" calcext:value-type="float">
            <text:p>99988.603615366</text:p>
          </table:table-cell>
          <table:table-cell office:value-type="float" office:value="58567.9721452604" calcext:value-type="float">
            <text:p>58567.9721452604</text:p>
          </table:table-cell>
          <table:table-cell table:style-name="Default" office:value-type="float" office:value="73821.2500331342" calcext:value-type="float">
            <text:p>73821.2500331342</text:p>
          </table:table-cell>
          <table:table-cell table:style-name="Default" office:value-type="float" office:value="2459.25152173835" calcext:value-type="float">
            <text:p>2459.25152173835</text:p>
          </table:table-cell>
          <table:table-cell office:value-type="float" office:value="7984.54296689216" calcext:value-type="float">
            <text:p>7984.54296689216</text:p>
          </table:table-cell>
          <table:table-cell office:value-type="float" office:value="21547" calcext:value-type="float">
            <text:p>21547</text:p>
          </table:table-cell>
          <table:table-cell office:value-type="float" office:value="43553.941637075" calcext:value-type="float">
            <text:p>43553.941637075</text:p>
          </table:table-cell>
          <table:table-cell table:number-columns-repeated="36"/>
        </table:table-row>
        <table:table-row table:style-name="ro6">
          <table:table-cell table:style-name="ce4" table:number-columns-spanned="2" table:number-rows-spanned="1"/>
          <table:covered-table-cell table:style-name="ce10" table:formula="of:=SUM([.D9:.X9])/22" office:value-type="float" office:value="0" calcext:value-type="float">
            <text:p>0</text:p>
          </table:covered-table-cell>
          <table:table-cell table:style-name="ce10"/>
          <table:table-cell table:style-name="ce18" office:value-type="string" calcext:value-type="string" table:number-columns-spanned="21" table:number-rows-spanned="1">
            <text:p>Relative difference of the fitness value in comparison with the best result of heuristic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formula="of:=SUM([.D10:.X10])/15" office:value-type="float" office:value="0.00910078481264344" calcext:value-type="float">
            <text:p>0.009100784812643</text:p>
          </table:table-cell>
          <table:table-cell table:style-name="ce13" table:formula="of:=[.B10]" office:value-type="percentage" office:value="0.00910078481264344" calcext:value-type="percentage">
            <text:p>0.91%</text:p>
          </table:table-cell>
          <table:table-cell table:style-name="ce112" table:formula="of:=([.D4]-[.D7])/[.D4]" office:value-type="float" office:value="0.0188162816648882" calcext:value-type="float">
            <text:p>0.018816281664888</text:p>
          </table:table-cell>
          <table:table-cell table:style-name="ce112" table:number-columns-repeated="2"/>
          <table:table-cell table:style-name="ce112" table:formula="of:=([.G4]-[.G7])/[.G4]" office:value-type="float" office:value="0.00324357476545674" calcext:value-type="float">
            <text:p>0.003243574765457</text:p>
          </table:table-cell>
          <table:table-cell table:style-name="ce112" table:number-columns-repeated="2"/>
          <table:table-cell table:style-name="ce112" table:formula="of:=([.J4]-[.J7])/[.J4]" office:value-type="float" office:value="0.00652528073137827" calcext:value-type="float">
            <text:p>0.006525280731378</text:p>
          </table:table-cell>
          <table:table-cell table:style-name="ce112"/>
          <table:table-cell table:style-name="ce112" table:formula="of:=([.L4]-[.L7])/[.L4]" office:value-type="float" office:value="0.0191318588635556" calcext:value-type="float">
            <text:p>0.019131858863556</text:p>
          </table:table-cell>
          <table:table-cell table:style-name="ce112" table:formula="of:=([.M4]-[.M7])/[.M4]" office:value-type="float" office:value="0.00794372707975545" calcext:value-type="float">
            <text:p>0.007943727079755</text:p>
          </table:table-cell>
          <table:table-cell table:style-name="ce112" table:formula="of:=([.N4]-[.N7])/[.N4]" office:value-type="float" office:value="0.0179274557199995" calcext:value-type="float">
            <text:p>0.01792745572</text:p>
          </table:table-cell>
          <table:table-cell table:style-name="ce112" table:number-columns-repeated="2"/>
          <table:table-cell table:style-name="ce112" table:formula="of:=([.Q4]-[.Q7])/[.Q4]" office:value-type="float" office:value="0.00697037130345595" calcext:value-type="float">
            <text:p>0.006970371303456</text:p>
          </table:table-cell>
          <table:table-cell table:style-name="ce112"/>
          <table:table-cell table:style-name="ce112" table:formula="of:=([.S4]-[.S7])/[.S4]" office:value-type="float" office:value="0.0114103328974999" calcext:value-type="float">
            <text:p>0.0114103328975</text:p>
          </table:table-cell>
          <table:table-cell table:style-name="ce112" table:formula="of:=([.T4]-[.T7])/[.T4]" office:value-type="float" office:value="0.0108697333476989" calcext:value-type="float">
            <text:p>0.010869733347699</text:p>
          </table:table-cell>
          <table:table-cell table:style-name="ce112" table:formula="of:=([.U4]-[.U7])/[.U4]" office:value-type="float" office:value="0.00543525568316927" calcext:value-type="float">
            <text:p>0.005435255683169</text:p>
          </table:table-cell>
          <table:table-cell table:style-name="ce112" table:formula="of:=([.V4]-[.V7])/[.V4]" office:value-type="float" office:value="0.00976631976009405" calcext:value-type="float">
            <text:p>0.009766319760094</text:p>
          </table:table-cell>
          <table:table-cell table:style-name="ce112" table:formula="of:=([.W4]-[.W7])/[.W4]" office:value-type="float" office:value="0.000262917002876359" calcext:value-type="float">
            <text:p>0.000262917002876</text:p>
          </table:table-cell>
          <table:table-cell table:style-name="ce112" table:formula="of:=([.X4]-[.X7])/[.X4]" office:value-type="float" office:value="0.0182086633698235" calcext:value-type="float">
            <text:p>0.018208663369824</text:p>
          </table:table-cell>
          <table:table-cell table:style-name="ce112"/>
          <table:table-cell table:style-name="ce112" table:formula="of:=([.Z4]-[.Z7])/[.Z4]" office:value-type="float" office:value="0.00679487770757423" calcext:value-type="float">
            <text:p>0.006794877707574</text:p>
          </table:table-cell>
          <table:table-cell table:style-name="ce112" table:formula="of:=([.AA4]-[.AA7])/[.AA4]" office:value-type="float" office:value="0.0174531423582092" calcext:value-type="float">
            <text:p>0.017453142358209</text:p>
          </table:table-cell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5, m = 5%</text:p>
          </table:table-cell>
          <table:table-cell table:style-name="ce10" table:formula="of:=SUM([.D11:.X11])/15" office:value-type="float" office:value="0.010614773894796" calcext:value-type="float">
            <text:p>0.010614773894796</text:p>
          </table:table-cell>
          <table:table-cell table:style-name="ce13" table:formula="of:=[.B11]" office:value-type="percentage" office:value="0.010614773894796" calcext:value-type="percentage">
            <text:p>1.06%</text:p>
          </table:table-cell>
          <table:table-cell table:style-name="ce112" table:formula="of:=([.D4]-[.D8])/[.D4]" office:value-type="float" office:value="0.0188162816648885" calcext:value-type="float">
            <text:p>0.018816281664889</text:p>
          </table:table-cell>
          <table:table-cell table:style-name="ce112" table:number-columns-repeated="2"/>
          <table:table-cell table:style-name="ce112" table:formula="of:=([.G4]-[.G8])/[.G4]" office:value-type="float" office:value="0.00382615320385784" calcext:value-type="float">
            <text:p>0.003826153203858</text:p>
          </table:table-cell>
          <table:table-cell table:style-name="ce112" table:number-columns-repeated="2"/>
          <table:table-cell table:style-name="ce112" table:formula="of:=([.J4]-[.J8])/[.J4]" office:value-type="float" office:value="0.00444203804619761" calcext:value-type="float">
            <text:p>0.004442038046198</text:p>
          </table:table-cell>
          <table:table-cell table:style-name="ce112"/>
          <table:table-cell table:style-name="ce112" table:formula="of:=([.L4]-[.L8])/[.L4]" office:value-type="float" office:value="0.0178626715747733" calcext:value-type="float">
            <text:p>0.017862671574773</text:p>
          </table:table-cell>
          <table:table-cell table:style-name="ce112" table:formula="of:=([.M4]-[.M8])/[.M4]" office:value-type="float" office:value="0.0111919858483981" calcext:value-type="float">
            <text:p>0.011191985848398</text:p>
          </table:table-cell>
          <table:table-cell table:style-name="ce112" table:formula="of:=([.N4]-[.N8])/[.N4]" office:value-type="float" office:value="0.0168415493872464" calcext:value-type="float">
            <text:p>0.016841549387246</text:p>
          </table:table-cell>
          <table:table-cell table:style-name="ce112" table:number-columns-repeated="2"/>
          <table:table-cell table:style-name="ce112" table:formula="of:=([.Q4]-[.Q8])/[.Q4]" office:value-type="float" office:value="0.00905717300875516" calcext:value-type="float">
            <text:p>0.009057173008755</text:p>
          </table:table-cell>
          <table:table-cell table:style-name="ce112"/>
          <table:table-cell table:style-name="ce112" table:formula="of:=([.S4]-[.S8])/[.S4]" office:value-type="float" office:value="0.0127817983389527" calcext:value-type="float">
            <text:p>0.012781798338953</text:p>
          </table:table-cell>
          <table:table-cell table:style-name="ce112" table:formula="of:=([.T4]-[.T8])/[.T4]" office:value-type="float" office:value="0.00874828093473717" calcext:value-type="float">
            <text:p>0.008748280934737</text:p>
          </table:table-cell>
          <table:table-cell table:style-name="ce112" table:formula="of:=([.U4]-[.U8])/[.U4]" office:value-type="float" office:value="0.017992000642831" calcext:value-type="float">
            <text:p>0.017992000642831</text:p>
          </table:table-cell>
          <table:table-cell table:style-name="ce112" table:formula="of:=([.V4]-[.V8])/[.V4]" office:value-type="float" office:value="0.0129187620292634" calcext:value-type="float">
            <text:p>0.012918762029264</text:p>
          </table:table-cell>
          <table:table-cell table:style-name="ce112" table:formula="of:=([.W4]-[.W8])/[.W4]" office:value-type="float" office:value="0.000262917002876161" calcext:value-type="float">
            <text:p>0.000262917002876</text:p>
          </table:table-cell>
          <table:table-cell table:style-name="ce112" table:formula="of:=([.X4]-[.X8])/[.X4]" office:value-type="float" office:value="0.024479996739163" calcext:value-type="float">
            <text:p>0.024479996739163</text:p>
          </table:table-cell>
          <table:table-cell table:style-name="ce112"/>
          <table:table-cell table:style-name="ce112" table:formula="of:=([.Z4]-[.Z8])/[.Z4]" office:value-type="float" office:value="0.00627219480699165" calcext:value-type="float">
            <text:p>0.006272194806992</text:p>
          </table:table-cell>
          <table:table-cell table:style-name="ce112" table:formula="of:=([.AA4]-[.AA8])/[.AA4]" office:value-type="float" office:value="0.019640723127604" calcext:value-type="float">
            <text:p>0.019640723127604</text:p>
          </table:table-cell>
          <table:table-cell table:style-name="ce54" table:number-columns-repeated="30"/>
          <table:table-cell table:number-columns-repeated="6"/>
        </table:table-row>
        <table:table-row table:style-name="ro6">
          <table:table-cell table:style-name="ce4" table:number-columns-spanned="2" table:number-rows-spanned="1"/>
          <table:covered-table-cell table:style-name="ce10" table:formula="of:=SUM([.D12:.X12])/22" office:value-type="float" office:value="0" calcext:value-type="float">
            <text:p>0</text:p>
          </table:covered-table-cell>
          <table:table-cell table:style-name="ce10"/>
          <table:table-cell table:style-name="ce18" office:value-type="string" calcext:value-type="string" table:number-columns-spanned="21" table:number-rows-spanned="1">
            <text:p>Relative difference of the fitness value in comparison with the optimal value if known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formula="of:=SUM([.D13:.X13])/9" office:value-type="float" office:value="-0.0115531364318631" calcext:value-type="float">
            <text:p>-0.011553136431863</text:p>
          </table:table-cell>
          <table:table-cell table:style-name="ce13" table:formula="of:=[.B13]*(-1)" office:value-type="percentage" office:value="0.0115531364318631" calcext:value-type="percentage">
            <text:p>1.16%</text:p>
          </table:table-cell>
          <table:table-cell table:style-name="ce112"/>
          <table:table-cell table:style-name="ce112" table:formula="of:=([.E3]-[.E7])/[.E3]" office:value-type="float" office:value="-0.0222029007102476" calcext:value-type="float">
            <text:p>-0.022202900710248</text:p>
          </table:table-cell>
          <table:table-cell table:style-name="ce112" table:formula="of:=([.F3]-[.F7])/[.F3]" office:value-type="float" office:value="-0.019972261669782" calcext:value-type="float">
            <text:p>-0.019972261669782</text:p>
          </table:table-cell>
          <table:table-cell/>
          <table:table-cell table:style-name="ce112" table:formula="of:=([.H3]-[.H7])/[.H3]" office:value-type="float" office:value="-0.0191691375881841" calcext:value-type="float">
            <text:p>-0.019169137588184</text:p>
          </table:table-cell>
          <table:table-cell table:style-name="ce112" table:formula="of:=([.I3]-[.I7])/[.I3]" office:value-type="float" office:value="-0.0169019494862191" calcext:value-type="float">
            <text:p>-0.016901949486219</text:p>
          </table:table-cell>
          <table:table-cell/>
          <table:table-cell table:style-name="ce112" table:formula="of:=([.K3]-[.K7])/[.K3]" office:value-type="float" office:value="-0.0056715245578064" calcext:value-type="float">
            <text:p>-0.005671524557806</text:p>
          </table:table-cell>
          <table:table-cell table:style-name="ce112" table:number-columns-repeated="3"/>
          <table:table-cell table:style-name="ce112" table:formula="of:=([.O3]-[.O7])/[.O3]" office:value-type="float" office:value="-0.00489215636745088" calcext:value-type="float">
            <text:p>-0.004892156367451</text:p>
          </table:table-cell>
          <table:table-cell table:style-name="ce112" table:formula="of:=([.P3]-[.P7])/[.P3]" office:value-type="float" office:value="-0.00753099053144144" calcext:value-type="float">
            <text:p>-0.007530990531441</text:p>
          </table:table-cell>
          <table:table-cell table:style-name="ce112"/>
          <table:table-cell table:style-name="ce112" table:formula="of:=([.R3]-[.R7])/[.R3]" office:value-type="float" office:value="-0.00763730697563665" calcext:value-type="float">
            <text:p>-0.007637306975637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7])/[.Y3]" office:value-type="float" office:value="-0.00641943455050957" calcext:value-type="float">
            <text:p>-0.00641943455051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5, m = 5%</text:p>
          </table:table-cell>
          <table:table-cell table:style-name="ce10" table:formula="of:=SUM([.D14:.X14])/9" office:value-type="float" office:value="-0.0121999921443752" calcext:value-type="float">
            <text:p>-0.012199992144375</text:p>
          </table:table-cell>
          <table:table-cell table:style-name="ce13" table:formula="of:=[.B14]*(-1)" office:value-type="percentage" office:value="0.0121999921443752" calcext:value-type="percentage">
            <text:p>1.22%</text:p>
          </table:table-cell>
          <table:table-cell table:style-name="ce112"/>
          <table:table-cell table:style-name="ce112" table:formula="of:=([.E3]-[.E8])/[.E3]" office:value-type="float" office:value="-0.0219040569800559" calcext:value-type="float">
            <text:p>-0.021904056980056</text:p>
          </table:table-cell>
          <table:table-cell table:style-name="ce112" table:formula="of:=([.F3]-[.F8])/[.F3]" office:value-type="float" office:value="-0.0200752630054911" calcext:value-type="float">
            <text:p>-0.020075263005491</text:p>
          </table:table-cell>
          <table:table-cell/>
          <table:table-cell table:style-name="ce112" table:formula="of:=([.H3]-[.H8])/[.H3]" office:value-type="float" office:value="-0.0203184791127393" calcext:value-type="float">
            <text:p>-0.020318479112739</text:p>
          </table:table-cell>
          <table:table-cell table:style-name="ce112" table:formula="of:=([.I3]-[.I8])/[.I3]" office:value-type="float" office:value="-0.0197829636031883" calcext:value-type="float">
            <text:p>-0.019782963603188</text:p>
          </table:table-cell>
          <table:table-cell/>
          <table:table-cell table:style-name="ce112" table:formula="of:=([.K3]-[.K8])/[.K3]" office:value-type="float" office:value="-0.0050875042291758" calcext:value-type="float">
            <text:p>-0.005087504229176</text:p>
          </table:table-cell>
          <table:table-cell table:style-name="ce112" table:number-columns-repeated="3"/>
          <table:table-cell table:style-name="ce112" table:formula="of:=([.O3]-[.O8])/[.O3]" office:value-type="float" office:value="-0.00489215636745035" calcext:value-type="float">
            <text:p>-0.00489215636745</text:p>
          </table:table-cell>
          <table:table-cell table:style-name="ce112" table:formula="of:=([.P3]-[.P8])/[.P3]" office:value-type="float" office:value="-0.0080933864938509" calcext:value-type="float">
            <text:p>-0.008093386493851</text:p>
          </table:table-cell>
          <table:table-cell table:style-name="ce112"/>
          <table:table-cell table:style-name="ce112" table:formula="of:=([.R3]-[.R8])/[.R3]" office:value-type="float" office:value="-0.00964611950742506" calcext:value-type="float">
            <text:p>-0.009646119507425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8])/[.Y3]" office:value-type="float" office:value="-0.00937333032464328" calcext:value-type="float">
            <text:p>-0.009373330324643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 table:number-rows-repeated="2">
          <table:table-cell table:style-name="ce6" table:number-columns-repeated="57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I(h)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13]" office:value-type="percentage" office:value="0.0115531364318631" calcext:value-type="percentage">
            <text:p>1.16%</text:p>
          </table:table-cell>
          <table:table-cell table:style-name="ce12" table:formula="of:=[.C10]" office:value-type="percentage" office:value="0.00910078481264344" calcext:value-type="percentage">
            <text:p>0.91%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5, m = 5%</text:p>
          </table:table-cell>
          <table:table-cell table:style-name="ce12" table:formula="of:=[.C14]" office:value-type="percentage" office:value="0.0121999921443752" calcext:value-type="percentage">
            <text:p>1.22%</text:p>
          </table:table-cell>
          <table:table-cell table:style-name="ce12" table:formula="of:=[.C11]" office:value-type="percentage" office:value="0.010614773894796" calcext:value-type="percentage">
            <text:p>1.06%</text:p>
          </table:table-cell>
          <table:table-cell table:style-name="ce6" table:number-columns-repeated="54"/>
          <table:table-cell table:number-columns-repeated="6"/>
        </table:table-row>
        <table:table-row table:style-name="ro5" table:number-rows-repeated="11">
          <table:table-cell table:style-name="ce6" table:number-columns-repeated="57"/>
          <table:table-cell table:number-columns-repeated="6"/>
        </table:table-row>
        <table:table-row table:style-name="ro5" table:number-rows-repeated="1048545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0"/>
        </table:table-row>
        <table:table-row table:style-name="ro5">
          <table:table-cell table:number-columns-repeated="4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5:59:38.659324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7T16:05:44.012912563</dc:date>
    <meta:editing-duration>P2DT12H48M29S</meta:editing-duration>
    <meta:editing-cycles>106</meta:editing-cycles>
    <meta:generator>LibreOffice/6.4.2.2$MacOSX_X86_64 LibreOffice_project/4e471d8c02c9c90f512f7f9ead8875b57fcb1ec3</meta:generator>
    <meta:document-statistic meta:table-count="2" meta:cell-count="18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B19" chart:data-source-has-labels="column" svg:x="2.077cm" svg:y="0.345cm" svg:width="18.635cm" svg:height="14.98cm">
          <chartooo:coordinate-region svg:x="3.768cm" svg:y="0.645cm" svg:width="16.944cm" svg:height="10.521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2cm" chart:style-name="ch6">
              <text:p>E(opt)</text:p>
            </chart:title>
            <chart:grid chart:style-name="ch7" chart:class="major"/>
          </chart:axis>
          <chart:series chart:style-name="ch8" chart:values-cell-range-address="RESULTS.B18:RESULTS.B19" chart:class="chart:bar"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0.0115531364318631">
                <text:p>0.0115531364318631</text:p>
                <draw:g>
                  <svg:desc>RESULTS.B18:RESULTS.B19</svg:desc>
                </draw:g>
              </table:table-cell>
            </table:table-row>
            <table:table-row>
              <table:table-cell office:value-type="string">
                <text:p>size factor = 5, m = 5%</text:p>
              </table:table-cell>
              <table:table-cell office:value-type="float" office:value="0.0121999921443752">
                <text:p>0.0121999921443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A19 RESULTS.C18:RESULTS.C19" chart:data-source-has-labels="column" svg:x="2.077cm" svg:y="0.345cm" svg:width="18.635cm" svg:height="14.98cm">
          <chartooo:coordinate-region svg:x="3.768cm" svg:y="0.645cm" svg:width="16.944cm" svg:height="10.371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cm" chart:style-name="ch6">
              <text:p>I(h)</text:p>
            </chart:title>
            <chart:grid chart:style-name="ch7" chart:class="major"/>
          </chart:axis>
          <chart:series chart:style-name="ch8" chart:values-cell-range-address="RESULTS.C18:RESULTS.C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0.00910078481264344">
                <text:p>0.00910078481264344</text:p>
                <draw:g>
                  <svg:desc>RESULTS.C18:RESULTS.C19</svg:desc>
                </draw:g>
              </table:table-cell>
            </table:table-row>
            <table:table-row>
              <table:table-cell office:value-type="string">
                <text:p>size factor = 5, m = 5%</text:p>
              </table:table-cell>
              <table:table-cell office:value-type="float" office:value="0.010614773894796">
                <text:p>0.010614773894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